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ba803" officeooo:paragraph-rsid="001ba80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ba803" officeooo:paragraph-rsid="001ba803" style:font-size-asian="12.25pt" style:font-size-complex="14pt"/>
    </style:style>
    <style:style style:name="P3" style:family="paragraph" style:parent-style-name="Header">
      <style:paragraph-properties fo:text-align="end" style:justify-single-word="false"/>
      <style:text-properties officeooo:rsid="001ba803" officeooo:paragraph-rsid="001ba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 – Homework 3</text:p>
      <text:p text:style-name="P1"/>
      <text:p text:style-name="P2">3)</text:p>
      <text:p text:style-name="P2"><text:tab/>S → R</text:p>
      <text:p text:style-name="P2"><text:tab/>R → idR'</text:p>
      <text:p text:style-name="P2"><text:tab/>R' → [R]</text:p>
      <text:p text:style-name="P2"><text:tab/>R' → ε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a803" officeooo:paragraph-rsid="001ba8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hir Jham</text:p>
        <text:p text:style-name="MP1">CS352</text:p>
        <text:p text:style-name="MP1">Homework 3</text:p>
        <text:p text:style-name="MP1">03/11/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8:06:24.509666903</meta:creation-date>
    <dc:date>2015-03-08T18:35:03.653119334</dc:date>
    <meta:editing-duration>PT13M29S</meta:editing-duration>
    <meta:editing-cycles>1</meta:editing-cycles>
    <meta:document-statistic meta:table-count="0" meta:image-count="0" meta:object-count="0" meta:page-count="1" meta:paragraph-count="11" meta:word-count="22" meta:character-count="87" meta:non-whitespace-character-count="69"/>
    <meta:generator>LibreOffice/4.2.6.3$Linux_X86_64 LibreOffice_project/420m0$Build-3</meta:generator>
  </office:meta>
</office:document-meta>
</file>